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5E00BF55E8A7A76B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7596dd"/>
    </style:style>
    <style:style style:name="P3" style:family="paragraph" style:parent-style-name="Standard">
      <style:text-properties officeooo:rsid="00156149" officeooo:paragraph-rsid="018d6649"/>
    </style:style>
    <style:style style:name="P4" style:family="paragraph" style:parent-style-name="Standard">
      <style:text-properties officeooo:rsid="00156149" officeooo:paragraph-rsid="01dce07a"/>
    </style:style>
    <style:style style:name="P5" style:family="paragraph" style:parent-style-name="Standard">
      <style:text-properties officeooo:rsid="00156149" officeooo:paragraph-rsid="01bcc219"/>
    </style:style>
    <style:style style:name="P6" style:family="paragraph" style:parent-style-name="Standard">
      <style:text-properties officeooo:rsid="00156149" officeooo:paragraph-rsid="01d46d40"/>
    </style:style>
    <style:style style:name="P7" style:family="paragraph" style:parent-style-name="Standard">
      <style:text-properties officeooo:rsid="00156149" officeooo:paragraph-rsid="01dd99e3"/>
    </style:style>
    <style:style style:name="P8" style:family="paragraph" style:parent-style-name="Standard">
      <style:text-properties officeooo:rsid="00156149" officeooo:paragraph-rsid="01dda574"/>
    </style:style>
    <style:style style:name="P9" style:family="paragraph" style:parent-style-name="Standard">
      <style:text-properties officeooo:rsid="00156149" officeooo:paragraph-rsid="01dfd2b4"/>
    </style:style>
    <style:style style:name="P10" style:family="paragraph" style:parent-style-name="Standard">
      <style:text-properties officeooo:rsid="00156149" officeooo:paragraph-rsid="01e01ed4"/>
    </style:style>
    <style:style style:name="P11" style:family="paragraph" style:parent-style-name="Standard">
      <style:text-properties officeooo:rsid="00156149" officeooo:paragraph-rsid="01e121f5"/>
    </style:style>
    <style:style style:name="P12" style:family="paragraph" style:parent-style-name="Standard">
      <style:text-properties officeooo:rsid="00156149" officeooo:paragraph-rsid="0178f5e6"/>
    </style:style>
    <style:style style:name="P13" style:family="paragraph" style:parent-style-name="Standard">
      <style:text-properties officeooo:rsid="00156149" officeooo:paragraph-rsid="01e28861"/>
    </style:style>
    <style:style style:name="P14" style:family="paragraph" style:parent-style-name="Standard">
      <style:text-properties officeooo:rsid="00156149" officeooo:paragraph-rsid="01e36a4e"/>
    </style:style>
    <style:style style:name="P15" style:family="paragraph" style:parent-style-name="Standard">
      <style:text-properties officeooo:rsid="00156149" officeooo:paragraph-rsid="01e4328f"/>
    </style:style>
    <style:style style:name="P16" style:family="paragraph" style:parent-style-name="Standard">
      <style:text-properties officeooo:rsid="00156149" officeooo:paragraph-rsid="01e78c32"/>
    </style:style>
    <style:style style:name="P17" style:family="paragraph" style:parent-style-name="Standard">
      <style:text-properties officeooo:rsid="00156149" officeooo:paragraph-rsid="01e961b4"/>
    </style:style>
    <style:style style:name="P18" style:family="paragraph" style:parent-style-name="Standard">
      <style:text-properties officeooo:rsid="00156149" officeooo:paragraph-rsid="01ea9d7d"/>
    </style:style>
    <style:style style:name="P19" style:family="paragraph" style:parent-style-name="Standard">
      <style:text-properties officeooo:rsid="00156149" officeooo:paragraph-rsid="01eb8d62"/>
    </style:style>
    <style:style style:name="P20" style:family="paragraph" style:parent-style-name="Standard">
      <style:text-properties officeooo:rsid="00156149" officeooo:paragraph-rsid="01ed064f"/>
    </style:style>
    <style:style style:name="P21" style:family="paragraph" style:parent-style-name="Standard">
      <style:text-properties officeooo:rsid="00156149" officeooo:paragraph-rsid="01ee6462"/>
    </style:style>
    <style:style style:name="P22" style:family="paragraph" style:parent-style-name="Standard">
      <style:text-properties officeooo:rsid="00156149" officeooo:paragraph-rsid="01ee8fda"/>
    </style:style>
    <style:style style:name="P23" style:family="paragraph" style:parent-style-name="Standard">
      <style:text-properties officeooo:rsid="00156149" officeooo:paragraph-rsid="01f042ce"/>
    </style:style>
    <style:style style:name="P24" style:family="paragraph" style:parent-style-name="Standard">
      <style:text-properties officeooo:rsid="00156149" officeooo:paragraph-rsid="01e2c3c9"/>
    </style:style>
    <style:style style:name="P25" style:family="paragraph" style:parent-style-name="Standard">
      <style:text-properties officeooo:rsid="00156149" officeooo:paragraph-rsid="01f18e64"/>
    </style:style>
    <style:style style:name="P26" style:family="paragraph" style:parent-style-name="Standard">
      <style:text-properties officeooo:rsid="00156149" officeooo:paragraph-rsid="01f538ad"/>
    </style:style>
    <style:style style:name="P27" style:family="paragraph" style:parent-style-name="Standard">
      <style:text-properties officeooo:rsid="00156149" officeooo:paragraph-rsid="01f6c898"/>
    </style:style>
    <style:style style:name="P28" style:family="paragraph" style:parent-style-name="Standard">
      <style:text-properties officeooo:rsid="00156149" officeooo:paragraph-rsid="01f845b0"/>
    </style:style>
    <style:style style:name="P29" style:family="paragraph" style:parent-style-name="Standard">
      <style:text-properties officeooo:rsid="00156149" officeooo:paragraph-rsid="01fa0ded"/>
    </style:style>
    <style:style style:name="P30" style:family="paragraph" style:parent-style-name="Standard">
      <style:text-properties officeooo:rsid="00156149" officeooo:paragraph-rsid="01fbb239"/>
    </style:style>
    <style:style style:name="P31" style:family="paragraph" style:parent-style-name="Standard">
      <style:text-properties officeooo:rsid="00156149" officeooo:paragraph-rsid="01fd18d8"/>
    </style:style>
    <style:style style:name="P32" style:family="paragraph" style:parent-style-name="Standard">
      <style:text-properties officeooo:rsid="00156149" officeooo:paragraph-rsid="01fd923c"/>
    </style:style>
    <style:style style:name="P33" style:family="paragraph" style:parent-style-name="Standard">
      <style:text-properties officeooo:rsid="00156149" officeooo:paragraph-rsid="01ff69c7"/>
    </style:style>
    <style:style style:name="P34" style:family="paragraph" style:parent-style-name="Standard">
      <style:text-properties officeooo:rsid="00156149" officeooo:paragraph-rsid="02022bf0"/>
    </style:style>
    <style:style style:name="P35" style:family="paragraph" style:parent-style-name="Standard">
      <style:text-properties officeooo:rsid="00156149" officeooo:paragraph-rsid="02032c19"/>
    </style:style>
    <style:style style:name="P36" style:family="paragraph" style:parent-style-name="Standard">
      <style:text-properties officeooo:rsid="00156149" officeooo:paragraph-rsid="020949aa"/>
    </style:style>
    <style:style style:name="P37" style:family="paragraph" style:parent-style-name="Standard">
      <style:text-properties officeooo:rsid="00156149" officeooo:paragraph-rsid="020bcbbc"/>
    </style:style>
    <style:style style:name="P38" style:family="paragraph" style:parent-style-name="Standard">
      <style:text-properties officeooo:rsid="00156149" officeooo:paragraph-rsid="020c828e"/>
    </style:style>
    <style:style style:name="P39" style:family="paragraph" style:parent-style-name="Standard">
      <style:text-properties officeooo:rsid="00156149" officeooo:paragraph-rsid="020ddb29"/>
    </style:style>
    <style:style style:name="P40" style:family="paragraph" style:parent-style-name="Standard">
      <style:text-properties officeooo:rsid="00156149" officeooo:paragraph-rsid="02147262"/>
    </style:style>
    <style:style style:name="P41" style:family="paragraph" style:parent-style-name="Standard">
      <style:text-properties officeooo:rsid="0022304a" officeooo:paragraph-rsid="01a3a400"/>
    </style:style>
    <style:style style:name="P42" style:family="paragraph" style:parent-style-name="Standard">
      <style:text-properties officeooo:rsid="0022304a" officeooo:paragraph-rsid="01e4328f"/>
    </style:style>
    <style:style style:name="P43" style:family="paragraph" style:parent-style-name="Standard">
      <style:text-properties officeooo:rsid="0022304a" officeooo:paragraph-rsid="01e5ae8e"/>
    </style:style>
    <style:style style:name="P44" style:family="paragraph" style:parent-style-name="Standard">
      <style:text-properties officeooo:rsid="0022304a" officeooo:paragraph-rsid="01e78c32"/>
    </style:style>
    <style:style style:name="P45" style:family="paragraph" style:parent-style-name="Standard">
      <style:text-properties officeooo:rsid="0022304a" officeooo:paragraph-rsid="01eb8d62"/>
    </style:style>
    <style:style style:name="P46" style:family="paragraph" style:parent-style-name="Standard">
      <style:text-properties officeooo:rsid="0022304a" officeooo:paragraph-rsid="01f538ad"/>
    </style:style>
    <style:style style:name="P47" style:family="paragraph" style:parent-style-name="Standard">
      <style:text-properties officeooo:rsid="0022304a" officeooo:paragraph-rsid="01fd923c"/>
    </style:style>
    <style:style style:name="P48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1ed064f"/>
    </style:style>
    <style:style style:name="P49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0ddb29"/>
    </style:style>
    <style:style style:name="P50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147262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78f5e6"/>
    </style:style>
    <style:style style:name="T6" style:family="text">
      <style:text-properties officeooo:rsid="019c7368"/>
    </style:style>
    <style:style style:name="T7" style:family="text">
      <style:text-properties officeooo:rsid="019f78b0"/>
    </style:style>
    <style:style style:name="T8" style:family="text">
      <style:text-properties officeooo:rsid="01d46d40"/>
    </style:style>
    <style:style style:name="T9" style:family="text">
      <style:text-properties officeooo:rsid="01dda574"/>
    </style:style>
    <style:style style:name="T10" style:family="text">
      <style:text-properties officeooo:rsid="01e121f5"/>
    </style:style>
    <style:style style:name="T11" style:family="text">
      <style:text-properties officeooo:rsid="01e36a4e"/>
    </style:style>
    <style:style style:name="T12" style:family="text">
      <style:text-properties officeooo:rsid="01e5ae8e"/>
    </style:style>
    <style:style style:name="T13" style:family="text">
      <style:text-properties officeooo:rsid="01e78c32"/>
    </style:style>
    <style:style style:name="T14" style:family="text">
      <style:text-properties officeooo:rsid="01e961b4"/>
    </style:style>
    <style:style style:name="T15" style:family="text">
      <style:text-properties officeooo:rsid="01eb8ace"/>
    </style:style>
    <style:style style:name="T16" style:family="text">
      <style:text-properties officeooo:rsid="01eb8d62"/>
    </style:style>
    <style:style style:name="T17" style:family="text">
      <style:text-properties officeooo:rsid="01ed064f"/>
    </style:style>
    <style:style style:name="T18" style:family="text">
      <style:text-properties officeooo:rsid="01ee6462"/>
    </style:style>
    <style:style style:name="T19" style:family="text">
      <style:text-properties officeooo:rsid="01ee8fda"/>
    </style:style>
    <style:style style:name="T20" style:family="text">
      <style:text-properties officeooo:rsid="01f042ce"/>
    </style:style>
    <style:style style:name="T21" style:family="text">
      <style:text-properties officeooo:rsid="01f538ad"/>
    </style:style>
    <style:style style:name="T22" style:family="text">
      <style:text-properties officeooo:rsid="01f6c898"/>
    </style:style>
    <style:style style:name="T23" style:family="text">
      <style:text-properties officeooo:rsid="01fbb239"/>
    </style:style>
    <style:style style:name="T24" style:family="text">
      <style:text-properties officeooo:rsid="01fd0278"/>
    </style:style>
    <style:style style:name="T25" style:family="text">
      <style:text-properties officeooo:rsid="01fd18d8"/>
    </style:style>
    <style:style style:name="T26" style:family="text">
      <style:text-properties officeooo:rsid="01fd923c"/>
    </style:style>
    <style:style style:name="T27" style:family="text">
      <style:text-properties officeooo:rsid="01ff69c7"/>
    </style:style>
    <style:style style:name="T28" style:family="text">
      <style:text-properties officeooo:rsid="02032c19"/>
    </style:style>
    <style:style style:name="T29" style:family="text">
      <style:text-properties officeooo:rsid="02085060"/>
    </style:style>
    <style:style style:name="T30" style:family="text">
      <style:text-properties officeooo:rsid="020949aa"/>
    </style:style>
    <style:style style:name="T31" style:family="text">
      <style:text-properties officeooo:rsid="0209d53a"/>
    </style:style>
    <style:style style:name="T32" style:family="text">
      <style:text-properties officeooo:rsid="020bcbbc"/>
    </style:style>
    <style:style style:name="T33" style:family="text">
      <style:text-properties officeooo:rsid="020c00bc"/>
    </style:style>
    <style:style style:name="T34" style:family="text">
      <style:text-properties officeooo:rsid="020ddb29"/>
    </style:style>
    <style:style style:name="T35" style:family="text">
      <style:text-properties officeooo:rsid="020f5f35"/>
    </style:style>
    <style:style style:name="T36" style:family="text">
      <style:text-properties officeooo:rsid="020ffd76"/>
    </style:style>
    <style:style style:name="T37" style:family="text">
      <style:text-properties officeooo:rsid="0213bce0"/>
    </style:style>
    <style:style style:name="T38" style:family="text">
      <style:text-properties officeooo:rsid="021472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内部推荐管理</text:p>
      <text:p text:style-name="P4"><text:tab/>导航下拉名_1:内部推荐管理</text:p>
      <text:p text:style-name="P3"><text:tab/><text:tab/>导航名_<text:span text:style-name="T4">1</text:span>:推荐方案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5"><text:tab/><text:tab/><text:tab/><text:tab/>字段名称_<text:span text:style-name="T8">1:方案制作时间</text:span></text:p>
      <text:p text:style-name="P1"><text:tab/><text:tab/><text:tab/><text:tab/>字段名称_<text:span text:style-name="T8">2</text:span>:方案类型</text:p>
      <text:p text:style-name="P1"><text:tab/><text:tab/><text:tab/><text:tab/>字段名称_<text:span text:style-name="T8">3</text:span>:推荐目的</text:p>
      <text:p text:style-name="P1"><text:tab/><text:tab/><text:tab/><text:tab/>字段名称_<text:span text:style-name="T8">4</text:span>:推荐开通时间</text:p>
      <text:p text:style-name="P3"><text:tab/><text:tab/><text:tab/><text:tab/>字段名称_<text:span text:style-name="T8">5</text:span>:推荐结束时间</text:p>
      <text:p text:style-name="P3"><text:tab/><text:tab/><text:tab/><text:tab/>字段名称_<text:span text:style-name="T8">6</text:span>:适用对象</text:p>
      <text:p text:style-name="P7"><text:tab/><text:tab/><text:tab/><text:tab/>字段名称_<text:span text:style-name="T9">7</text:span>:推荐要求明细</text:p>
      <text:p text:style-name="P7"><text:tab/><text:tab/><text:tab/><text:tab/>字段名称_<text:span text:style-name="T9">8</text:span>:推荐采纳指标</text:p>
      <text:p text:style-name="P7"><text:tab/><text:tab/><text:tab/><text:tab/>字段名称_<text:span text:style-name="T9">9</text:span>:奖励标准明细</text:p>
      <text:p text:style-name="P7"><text:tab/><text:tab/><text:tab/><text:tab/>字段名称_<text:span text:style-name="T9">10</text:span>:综合资源部意见</text:p>
      <text:p text:style-name="P7"><text:tab/><text:tab/><text:tab/><text:tab/>字段名称_<text:span text:style-name="T9">11</text:span>:综合资源部审核</text:p>
      <text:p text:style-name="P7"><text:tab/><text:tab/><text:tab/><text:tab/>字段名称_<text:span text:style-name="T9">12</text:span>:运营商务部意见</text:p>
      <text:p text:style-name="P7"><text:tab/><text:tab/><text:tab/><text:tab/>字段名称_<text:span text:style-name="T9">13</text:span>:运营商务部审核</text:p>
      <text:p text:style-name="P8"><text:tab/><text:tab/><text:tab/><text:tab/>字段名称_<text:span text:style-name="T9">14</text:span>:总经办意见</text:p>
      <text:p text:style-name="P7"><text:tab/><text:tab/><text:tab/><text:tab/>字段名称_<text:span text:style-name="T9">15</text:span>:总经办审核</text:p>
      <text:p text:style-name="P11"><text:tab/><text:tab/><text:tab/><text:tab/>字段名称_<text:span text:style-name="T9">16</text:span>:备注</text:p>
      <text:p text:style-name="P6"><text:tab/><text:tab/><text:tab/><text:tab/>隐藏字段_<text:span text:style-name="T9">17</text:span>:id编号</text:p>
      <text:p text:style-name="P2"><text:tab/><text:tab/><text:tab/>功能名称_2:添加 功能类型:编辑</text:p>
      <text:p text:style-name="P9"><text:tab/><text:tab/><text:tab/><text:tab/>字段名称_1:<text:span text:style-name="T8">方案制作时间</text:span><text:tab/><text:bookmark-start text:name="__DdeLink__872_269183839"/>标签类型:日期框 <text:span text:style-name="T1"><text:s/>(精确时分秒) </text:span>必填<text:bookmark-end text:name="__DdeLink__872_269183839"/></text:p>
      <text:p text:style-name="P9"><text:tab/><text:tab/><text:tab/><text:tab/>字段名称_<text:span text:style-name="T6">2</text:span>:方案类型<text:tab/><text:tab/>标签类型:文本框 <text:span text:style-name="T1"><text:s/></text:span>必填</text:p>
      <text:p text:style-name="P10"><text:tab/><text:tab/><text:tab/><text:tab/>字段名称_<text:span text:style-name="T6">3</text:span>:推荐目的<text:tab/><text:tab/>标签类型:文本框 <text:span text:style-name="T1"><text:s/></text:span>必填</text:p>
      <text:p text:style-name="P10"><text:tab/><text:tab/><text:tab/><text:tab/>字段名称_<text:span text:style-name="T6">4</text:span>:推荐开通时间<text:tab/>标签类型:日期框 <text:span text:style-name="T1"><text:s/>(精确时分秒) </text:span>必填</text:p>
      <text:p text:style-name="P10"><text:tab/><text:tab/><text:tab/><text:tab/>字段名称_<text:span text:style-name="T6">5</text:span>:推荐结束时间<text:tab/>标签类型:日期框 <text:span text:style-name="T1"><text:s/>(精确时分秒) </text:span>必填</text:p>
      <text:p text:style-name="P10"><text:tab/><text:tab/><text:tab/><text:tab/>字段名称_<text:span text:style-name="T6">6</text:span>:适用对象<text:tab/><text:tab/>标签类型:文本框<text:span text:style-name="T6"> <text:s/></text:span>必填</text:p>
      <text:p text:style-name="P11"><text:tab/><text:tab/><text:tab/><text:tab/>字段名称_<text:span text:style-name="T6">7</text:span>:推荐要求明细<text:tab/>标签类型:文本框 <text:span text:style-name="T1"><text:s/></text:span>必填</text:p>
      <text:p text:style-name="P11"><text:tab/><text:tab/><text:tab/><text:tab/>字段名称_<text:span text:style-name="T6">8</text:span>:推荐采纳指标<text:tab/>标签类型:文本框 <text:span text:style-name="T1"><text:s/></text:span>必填</text:p>
      <text:p text:style-name="P11"><text:tab/><text:tab/><text:tab/><text:tab/>字段名称_<text:span text:style-name="T6">9</text:span>:奖励标准明细<text:tab/>标签类型:文本框 <text:span text:style-name="T1"><text:s/></text:span>必填</text:p>
      <text:p text:style-name="P11"><text:tab/><text:tab/><text:tab/><text:tab/>字段名称_<text:span text:style-name="T10">10</text:span>:备注<text:tab/><text:tab/>标签类型:文本框 <text:span text:style-name="T1"><text:s/>非</text:span>必填</text:p>
      <text:p text:style-name="P2"><text:tab/><text:tab/><text:tab/><text:tab/>按钮_<text:span text:style-name="T7">11</text:span>:提交</text:p>
      <text:p text:style-name="P2"><text:tab/><text:tab/><text:tab/>功能名称_<text:span text:style-name="T2">3</text:span>:编辑 功能类型:编辑</text:p>
      <text:p text:style-name="P13"><text:tab/><text:tab/><text:tab/><text:tab/>字段名称_1:<text:span text:style-name="T8">方案制作时间</text:span><text:tab/><text:bookmark-start text:name="__DdeLink__872_2691838391"/>标签类型:日期框 <text:span text:style-name="T1"><text:s/>(精确时分秒) </text:span>必填<text:bookmark-end text:name="__DdeLink__872_2691838391"/></text:p>
      <text:p text:style-name="P13"><text:tab/><text:tab/><text:tab/><text:tab/>字段名称_<text:span text:style-name="T6">2</text:span>:方案类型<text:tab/><text:tab/>标签类型:文本框 <text:span text:style-name="T1"><text:s/></text:span>必填</text:p>
      <text:p text:style-name="P13"><text:tab/><text:tab/><text:tab/><text:tab/>字段名称_<text:span text:style-name="T6">3</text:span>:推荐目的<text:tab/><text:tab/>标签类型:文本框 <text:span text:style-name="T1"><text:s/></text:span>必填</text:p>
      <text:p text:style-name="P13"><text:tab/><text:tab/><text:tab/><text:tab/>字段名称_<text:span text:style-name="T6">4</text:span>:推荐开通时间<text:tab/>标签类型:日期框 <text:span text:style-name="T1"><text:s/>(精确时分秒) </text:span>必填</text:p>
      <text:p text:style-name="P13"><text:tab/><text:tab/><text:tab/><text:tab/>字段名称_<text:span text:style-name="T6">5</text:span>:推荐结束时间<text:tab/>标签类型:日期框 <text:span text:style-name="T1"><text:s/>(精确时分秒) </text:span>必填</text:p>
      <text:p text:style-name="P13"><text:tab/><text:tab/><text:tab/><text:tab/>字段名称_<text:span text:style-name="T6">6</text:span>:适用对象<text:tab/><text:tab/>标签类型:文本框<text:span text:style-name="T6"> <text:s/></text:span>必填</text:p>
      <text:p text:style-name="P13"><text:soft-page-break/><text:tab/><text:tab/><text:tab/><text:tab/>字段名称_<text:span text:style-name="T6">7</text:span>:推荐要求明细<text:tab/>标签类型:文本框 <text:span text:style-name="T1"><text:s/></text:span>必填</text:p>
      <text:p text:style-name="P13"><text:tab/><text:tab/><text:tab/><text:tab/>字段名称_<text:span text:style-name="T6">8</text:span>:推荐采纳指标<text:tab/>标签类型:文本框 <text:span text:style-name="T1"><text:s/></text:span>必填</text:p>
      <text:p text:style-name="P13"><text:tab/><text:tab/><text:tab/><text:tab/>字段名称_<text:span text:style-name="T6">9</text:span>:奖励标准明细<text:tab/>标签类型:文本框 <text:span text:style-name="T1"><text:s/></text:span>必填</text:p>
      <text:p text:style-name="P13"><text:tab/><text:tab/><text:tab/><text:tab/>字段名称_<text:span text:style-name="T10">10</text:span>:备注<text:tab/><text:tab/>标签类型:文本框 <text:span text:style-name="T1"><text:s/>非</text:span>必填</text:p>
      <text:p text:style-name="P13"><text:tab/><text:tab/><text:tab/><text:tab/>隐藏字段_<text:span text:style-name="T10">11</text:span>:id</text:p>
      <text:p text:style-name="P13"><text:tab/><text:tab/><text:tab/><text:tab/>按钮_<text:span text:style-name="T7">12</text:span>:提交</text:p>
      <text:p text:style-name="P12"><text:tab/><text:tab/><text:tab/>功能名称_<text:span text:style-name="T5">4</text:span>:综合资源部意见 功能类型:编辑</text:p>
      <text:p text:style-name="P14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24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3</text:span>:id</text:p>
      <text:p text:style-name="P41"><text:tab/><text:tab/><text:tab/><text:tab/>按钮_<text:span text:style-name="T20">4</text:span>:确认</text:p>
      <text:p text:style-name="P41"><text:tab/><text:tab/><text:tab/><text:tab/>按钮_<text:span text:style-name="T20">5</text:span>:取消</text:p>
      <text:p text:style-name="P15"><text:tab/><text:tab/><text:tab/>功能名称_<text:span text:style-name="T12">5</text:span>: 运营商务部意见 功能类型:编辑</text:p>
      <text:p text:style-name="P15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5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4</text:span>:id</text:p>
      <text:p text:style-name="P42"><text:tab/><text:tab/><text:tab/><text:tab/>按钮_<text:span text:style-name="T20">4</text:span>:确认</text:p>
      <text:p text:style-name="P42"><text:tab/><text:tab/><text:tab/><text:tab/>按钮_<text:span text:style-name="T20">5</text:span>:取消</text:p>
      <text:p text:style-name="P15"><text:tab/><text:tab/><text:tab/>功能名称_<text:span text:style-name="T12">6</text:span>:总经办意见 功能类型:编辑</text:p>
      <text:p text:style-name="P15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5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3</text:span>:id</text:p>
      <text:p text:style-name="P42"><text:tab/><text:tab/><text:tab/><text:tab/>按钮_<text:span text:style-name="T20">4</text:span>:确认</text:p>
      <text:p text:style-name="P42"><text:tab/><text:tab/><text:tab/><text:tab/>按钮_<text:span text:style-name="T20">5</text:span>:取消<text:bookmark text:name="__DdeLink__24_78813382733"/></text:p>
      <text:p text:style-name="P43"><text:tab/><text:tab/><text:tab/>功能名称_<text:span text:style-name="T12">7</text:span>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/text:p>
      <text:p text:style-name="P16"><text:tab/><text:tab/>导航名_<text:span text:style-name="T13">2</text:span>:推荐类型设定</text:p>
      <text:p text:style-name="P16"><text:bookmark-start text:name="__DdeLink__24_7881338271"/><text:tab/><text:tab/><text:tab/>功能名字_1:列表 <text:s/>功能类型:网格<text:bookmark-end text:name="__DdeLink__24_7881338271"/></text:p>
      <text:p text:style-name="P16"><text:tab/><text:tab/><text:tab/><text:tab/>字段名称_<text:span text:style-name="T13">1:推荐类型</text:span></text:p>
      <text:p text:style-name="P16"><text:tab/><text:tab/><text:tab/><text:tab/>字段名称_<text:span text:style-name="T13">2:创建人</text:span></text:p>
      <text:p text:style-name="P16"><text:tab/><text:tab/><text:tab/><text:tab/>字段名称_<text:span text:style-name="T13">3:修改人</text:span></text:p>
      <text:p text:style-name="P17"><text:tab/><text:tab/><text:tab/><text:tab/>字段名称_<text:span text:style-name="T14">4:备注</text:span></text:p>
      <text:p text:style-name="P16"><text:tab/><text:tab/><text:tab/><text:tab/>隐藏字段_<text:span text:style-name="T14">5:id编号</text:span></text:p>
      <text:p text:style-name="P16"><text:bookmark-start text:name="__DdeLink__24_78813382711"/><text:tab/><text:tab/><text:tab/>功能名字_<text:span text:style-name="T13">2</text:span>:添加 <text:s/>功能类型:<text:bookmark-end text:name="__DdeLink__24_78813382711"/>编辑</text:p>
      <text:p text:style-name="P17"><text:tab/><text:tab/><text:tab/><text:tab/>字段名称_<text:span text:style-name="T13">1:推荐类型<text:tab/><text:tab/></text:span>标签类型:文本框 必填</text:p>
      <text:p text:style-name="P17"><text:tab/><text:tab/><text:tab/><text:tab/>字段名称_<text:span text:style-name="T14">2:备注<text:tab/><text:tab/></text:span>标签类型:文本框 非必填</text:p>
      <text:p text:style-name="P16"><text:tab/><text:tab/><text:tab/><text:tab/>按钮_<text:span text:style-name="T13">3</text:span>:提交</text:p>
      <text:p text:style-name="P16"><text:bookmark-start text:name="__DdeLink__24_788133827111"/><text:tab/><text:tab/><text:tab/>功能名字_<text:span text:style-name="T13">3</text:span>:编辑 <text:s/>功能类型:<text:bookmark-end text:name="__DdeLink__24_788133827111"/>编辑</text:p>
      <text:p text:style-name="P17"><text:tab/><text:tab/><text:tab/><text:tab/>字段名称_<text:span text:style-name="T13">1:推荐类型<text:tab/><text:tab/></text:span>标签类型:文本框 必填</text:p>
      <text:p text:style-name="P17"><text:tab/><text:tab/><text:tab/><text:tab/>字段名称_<text:span text:style-name="T14">2:备注<text:tab/><text:tab/></text:span>标签类型:文本框 非必填</text:p>
      <text:p text:style-name="P16"><text:tab/><text:tab/><text:tab/><text:tab/>隐藏字段_<text:span text:style-name="T13">2</text:span>:id</text:p>
      <text:p text:style-name="P16"><text:soft-page-break/><text:tab/><text:tab/><text:tab/><text:tab/>按钮_<text:span text:style-name="T13">3</text:span>:提交</text:p>
      <text:p text:style-name="P44"><text:tab/><text:tab/><text:tab/>功能名称_<text:span text:style-name="T13">4</text:span>:删除 功能类型:编辑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18"><text:tab/><text:tab/>导航名_<text:span text:style-name="T15">3</text:span>:推荐要求设定</text:p>
      <text:p text:style-name="P18"><text:bookmark-start text:name="__DdeLink__24_78813382712"/><text:tab/><text:tab/><text:tab/>功能名字_1:列表 <text:s/>功能类型:网格<text:bookmark-end text:name="__DdeLink__24_78813382712"/></text:p>
      <text:p text:style-name="P19"><text:tab/><text:tab/><text:tab/><text:tab/>字段名称_<text:span text:style-name="T8">1:推荐开通时间</text:span></text:p>
      <text:p text:style-name="P19"><text:tab/><text:tab/><text:tab/><text:tab/>字段名称_<text:span text:style-name="T16">2:推荐关闭时间</text:span></text:p>
      <text:p text:style-name="P19"><text:tab/><text:tab/><text:tab/><text:tab/>字段名称_<text:span text:style-name="T16">3:推荐时长</text:span></text:p>
      <text:p text:style-name="P19"><text:tab/><text:tab/><text:tab/><text:tab/>字段名称_<text:span text:style-name="T16">4:推荐类型</text:span></text:p>
      <text:p text:style-name="P19"><text:tab/><text:tab/><text:tab/><text:tab/>字段名称_<text:span text:style-name="T31">5:指标来源</text:span></text:p>
      <text:p text:style-name="P19"><text:tab/><text:tab/><text:tab/><text:tab/>字段名称_<text:span text:style-name="T31">6:推荐的途径</text:span></text:p>
      <text:p text:style-name="P19"><text:tab/><text:tab/><text:tab/><text:tab/>字段名称_<text:span text:style-name="T31">7:考核方式</text:span></text:p>
      <text:p text:style-name="P19"><text:tab/><text:tab/><text:tab/><text:tab/>字段名称_<text:span text:style-name="T31">8:推荐发起人</text:span></text:p>
      <text:p text:style-name="P19"><text:tab/><text:tab/><text:tab/><text:tab/>隐藏字段_<text:span text:style-name="T31">9:id编号</text:span></text:p>
      <text:p text:style-name="P19"><text:bookmark-start text:name="__DdeLink__24_788133827112"/><text:tab/><text:tab/><text:tab/>功能名字_<text:span text:style-name="T13">2</text:span>:添加 <text:s/>功能类型:<text:bookmark-end text:name="__DdeLink__24_788133827112"/>编辑</text:p>
      <text:p text:style-name="P19"><text:tab/><text:tab/><text:tab/><text:tab/>字段名称_<text:span text:style-name="T13">1:推荐方案<text:tab/><text:tab/></text:span>标签类型:单选下拉框 必填</text:p>
      <text:p text:style-name="P19"><text:tab/><text:tab/><text:tab/><text:tab/>字段名称_<text:span text:style-name="T16">2:推荐时长(月)<text:tab/></text:span>标签类型:数字框 必填</text:p>
      <text:p text:style-name="P19"><text:tab/><text:tab/><text:tab/><text:tab/>字段名称_<text:span text:style-name="T16">3:推荐类型<text:tab/><text:tab/></text:span>标签类型:单选下拉框 必填</text:p>
      <text:p text:style-name="P19"><text:tab/><text:tab/><text:tab/><text:tab/>字段名称_<text:span text:style-name="T32">4:指标来源<text:tab/><text:tab/></text:span>标签类型:文本框 非必填</text:p>
      <text:p text:style-name="P20"><text:tab/><text:tab/><text:tab/><text:tab/>字段名称_<text:span text:style-name="T32">5:推荐的途径<text:tab/></text:span>标签类型:文本框 非必填</text:p>
      <text:p text:style-name="P20"><text:tab/><text:tab/><text:tab/><text:tab/>字段名称_<text:span text:style-name="T32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0"><text:tab/><text:tab/><text:tab/><text:tab/>字段名称_<text:span text:style-name="T32">7:推荐发起人<text:tab/></text:span>标签类型:文本框 非必填</text:p>
      <text:p text:style-name="P20"><text:tab/><text:tab/><text:tab/><text:tab/></text:p>
      <text:p text:style-name="P20"><text:tab/><text:tab/><text:tab/><text:tab/><text:span text:style-name="T32">(如下两个字段参考截图及 ISSP – 会议功能 – 会议管理 – 会议安排 – 添加)</text:span></text:p>
      <text:p text:style-name="P38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48"><draw:frame draw:style-name="fr1" draw:name="Image1" text:anchor-type="paragraph" svg:width="17.59cm" svg:height="1.693cm" draw:z-index="0"><draw:image xlink:href="Pictures/10000201000003D00000005E00BF55E8A7A76B6E.png" xlink:type="simple" xlink:show="embed" xlink:actuate="onLoad"/></draw:frame></text:p>
      <text:p text:style-name="P37"><text:tab/><text:tab/><text:tab/><text:tab/>字段名称_<text:span text:style-name="T33">8:推荐考核内容<text:tab/></text:span>标签类型:文本框 必填</text:p>
      <text:p text:style-name="P37"><text:tab/><text:tab/><text:tab/><text:tab/>字段名称_<text:span text:style-name="T33">9:内容要求(目标值)<text:tab/></text:span>标签类型:文本框 必填</text:p>
      <text:p text:style-name="P19"><text:tab/><text:tab/><text:tab/><text:tab/>按钮_<text:span text:style-name="T33">10</text:span>:提交</text:p>
      <text:p text:style-name="P19"><text:bookmark-start text:name="__DdeLink__24_7881338271111"/><text:tab/><text:tab/><text:tab/>功能名字_<text:span text:style-name="T13">3</text:span>:编辑 <text:s/>功能类型:<text:bookmark-end text:name="__DdeLink__24_7881338271111"/>编辑</text:p>
      <text:p text:style-name="P21"><text:tab/><text:tab/><text:tab/><text:tab/>字段名称_<text:span text:style-name="T13">1:推荐方案<text:tab/><text:tab/></text:span>标签类型:单选下拉框 必填</text:p>
      <text:p text:style-name="P21"><text:tab/><text:tab/><text:tab/><text:tab/>字段名称_<text:span text:style-name="T16">2:推荐时长(月)<text:tab/></text:span>标签类型:数字框 必填</text:p>
      <text:p text:style-name="P21"><text:tab/><text:tab/><text:tab/><text:tab/>字段名称_<text:span text:style-name="T16">3:推荐类型<text:tab/><text:tab/></text:span>标签类型:单选下拉框 必填</text:p>
      <text:p text:style-name="P21"><text:tab/><text:tab/><text:tab/><text:tab/>字段名称_<text:span text:style-name="T34">4:指标来源<text:tab/><text:tab/></text:span>标签类型:文本框 非必填</text:p>
      <text:p text:style-name="P21"><text:tab/><text:tab/><text:tab/><text:tab/>字段名称_<text:span text:style-name="T34">5:推荐的途径<text:tab/></text:span>标签类型:文本框 非必填</text:p>
      <text:p text:style-name="P21"><text:soft-page-break/><text:tab/><text:tab/><text:tab/><text:tab/>字段名称_<text:span text:style-name="T34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1"><text:tab/><text:tab/><text:tab/><text:tab/>字段名称_<text:span text:style-name="T34">7:推荐发起人<text:tab/></text:span>标签类型:文本框 非必填</text:p>
      <text:p text:style-name="P21"/>
      <text:p text:style-name="P39"><text:tab/><text:tab/><text:tab/><text:tab/><text:span text:style-name="T32">(如下两个字段参考截图及 ISSP – 会议功能 – 会议管理 – 会议安排 – 添加)</text:span></text:p>
      <text:p text:style-name="P39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49"><draw:frame draw:style-name="fr1" draw:name="Image2" text:anchor-type="paragraph" svg:width="17.59cm" svg:height="1.693cm" draw:z-index="1"><draw:image xlink:href="Pictures/10000201000003D00000005E00BF55E8A7A76B6E.png" xlink:type="simple" xlink:show="embed" xlink:actuate="onLoad"/></draw:frame></text:p>
      <text:p text:style-name="P39"><text:tab/><text:tab/><text:tab/><text:tab/>字段名称_<text:span text:style-name="T33">8:推荐考核内容<text:tab/></text:span>标签类型:文本框 必填</text:p>
      <text:p text:style-name="P39"><text:tab/><text:tab/><text:tab/><text:tab/>字段名称_<text:span text:style-name="T33">9:内容要求(目标值)<text:tab/></text:span>标签类型:文本框 必填</text:p>
      <text:p text:style-name="P21"/>
      <text:p text:style-name="P23"><text:tab/><text:tab/><text:tab/><text:tab/>隐藏字段_<text:span text:style-name="T20">10:id</text:span></text:p>
      <text:p text:style-name="P21"><text:tab/><text:tab/><text:tab/><text:tab/>按钮_<text:span text:style-name="T34">11</text:span>:提交</text:p>
      <text:p text:style-name="P45"><text:tab/><text:tab/><text:tab/>功能名称_<text:span text:style-name="T13">4</text:span>:删除 功能类型:编辑</text:p>
      <text:p text:style-name="P45"><text:tab/><text:tab/><text:tab/> <text:s text:c="7"/>提示:确定要删除这条数据么！</text:p>
      <text:p text:style-name="P25"><text:tab/><text:tab/><text:tab/><text:tab/>按钮_<text:span text:style-name="T35">1</text:span>:确定</text:p>
      <text:p text:style-name="P25"><text:tab/><text:tab/><text:tab/><text:tab/>按钮_<text:span text:style-name="T35">2</text:span>:取消</text:p>
      <text:p text:style-name="P21"><text:tab/><text:tab/>导航名_<text:span text:style-name="T18">4</text:span>:奖励标准设定</text:p>
      <text:p text:style-name="P21"><text:bookmark-start text:name="__DdeLink__24_788133827121"/><text:tab/><text:tab/><text:tab/>功能名字_1:列表 <text:s/>功能类型:网格<text:bookmark-end text:name="__DdeLink__24_788133827121"/></text:p>
      <text:p text:style-name="P21"><text:tab/><text:tab/><text:tab/><text:tab/>字段名称_<text:span text:style-name="T8">1:推荐开通时间</text:span></text:p>
      <text:p text:style-name="P22"><text:tab/><text:tab/><text:tab/><text:tab/>字段名称_<text:span text:style-name="T19">2:推荐关闭时间</text:span></text:p>
      <text:p text:style-name="P22"><text:tab/><text:tab/><text:tab/><text:tab/>字段名称_<text:span text:style-name="T19">3:奖励周期(天)</text:span></text:p>
      <text:p text:style-name="P22"><text:tab/><text:tab/><text:tab/><text:tab/>字段名称_<text:span text:style-name="T19">4:奖励类型</text:span></text:p>
      <text:p text:style-name="P22"><text:tab/><text:tab/><text:tab/><text:tab/>字段名称_<text:span text:style-name="T19">5:奖励内容</text:span></text:p>
      <text:p text:style-name="P22"><text:tab/><text:tab/><text:tab/><text:tab/>字段名称_<text:span text:style-name="T19">6:奖励数量</text:span></text:p>
      <text:p text:style-name="P22"><text:tab/><text:tab/><text:tab/><text:tab/>字段名称_<text:span text:style-name="T19">7:奖励发放方式</text:span></text:p>
      <text:p text:style-name="P22"><text:tab/><text:tab/><text:tab/><text:tab/>字段名称_<text:span text:style-name="T19">8:奖励预算</text:span></text:p>
      <text:p text:style-name="P22"><text:tab/><text:tab/><text:tab/><text:tab/>字段名称_<text:span text:style-name="T19">9:奖励发放人</text:span></text:p>
      <text:p text:style-name="P26"><text:tab/><text:tab/><text:tab/><text:tab/>字段名称_<text:span text:style-name="T19">9:状态</text:span></text:p>
      <text:p text:style-name="P22"><text:tab/><text:tab/><text:tab/><text:tab/>字段名称_<text:span text:style-name="T8">10:id编号</text:span></text:p>
      <text:p text:style-name="P23"><text:bookmark-start text:name="__DdeLink__24_78813382711112"/><text:bookmark-start text:name="__DdeLink__1670_287814170"/><text:tab/><text:tab/><text:tab/>功能名字_<text:span text:style-name="T24">2</text:span>:添加 <text:s/>功能类型:<text:bookmark-end text:name="__DdeLink__24_78813382711112"/>编辑</text:p>
      <text:p text:style-name="P23"><text:tab/><text:tab/><text:tab/><text:tab/><text:bookmark-start text:name="__DdeLink__1666_287814170"/>字段名称_<text:span text:style-name="T13">1:推荐方案<text:tab/><text:tab/></text:span>标签类型:单选下拉框 必填</text:p>
      <text:p text:style-name="P23"><text:tab/><text:tab/><text:tab/><text:tab/>字段名称_<text:span text:style-name="T16">2:奖励周期(天)<text:tab/></text:span>标签类型:数字框 必填</text:p>
      <text:p text:style-name="P23"><text:tab/><text:tab/><text:tab/><text:tab/>字段名称_<text:span text:style-name="T16">3:奖励类型<text:tab/><text:tab/></text:span>标签类型:文本框 必填</text:p>
      <text:p text:style-name="P23"><text:tab/><text:tab/><text:tab/><text:tab/>字段名称_<text:span text:style-name="T16">4:奖励内容<text:tab/><text:tab/></text:span>标签类型:文本框 必填</text:p>
      <text:p text:style-name="P23"><text:tab/><text:tab/><text:tab/><text:tab/>字段名称_<text:span text:style-name="T16">5:奖励数量<text:tab/><text:tab/></text:span>标签类型:数字框 必填</text:p>
      <text:p text:style-name="P23"><text:tab/><text:tab/><text:tab/><text:tab/>字段名称_<text:span text:style-name="T18">6:奖励发放方式<text:tab/></text:span>标签类型:文本框 必填</text:p>
      <text:p text:style-name="P23"><text:tab/><text:tab/><text:tab/><text:tab/>字段名称_<text:span text:style-name="T18">7:奖励发放人<text:tab/></text:span>标签类型:文本框 必填<text:bookmark-end text:name="__DdeLink__1666_287814170"/></text:p>
      <text:p text:style-name="P23"><text:tab/><text:tab/><text:tab/><text:tab/>按钮_<text:span text:style-name="T23">8</text:span>:提交<text:bookmark-end text:name="__DdeLink__1670_287814170"/></text:p>
      <text:p text:style-name="P27"><text:bookmark-start text:name="__DdeLink__24_788133827111122"/><text:soft-page-break/><text:tab/><text:tab/><text:tab/>功能名字_<text:span text:style-name="T13">3</text:span>:编辑 <text:s/>功能类型:<text:bookmark-end text:name="__DdeLink__24_788133827111122"/>编辑</text:p>
      <text:p text:style-name="P30"><text:tab/><text:tab/><text:tab/><text:tab/>字段名称_<text:span text:style-name="T13">1:推荐方案<text:tab/><text:tab/></text:span>标签类型:单选下拉框 必填</text:p>
      <text:p text:style-name="P30"><text:tab/><text:tab/><text:tab/><text:tab/>字段名称_<text:span text:style-name="T16">2:奖励周期(天)<text:tab/></text:span>标签类型:数字框 必填</text:p>
      <text:p text:style-name="P30"><text:tab/><text:tab/><text:tab/><text:tab/>字段名称_<text:span text:style-name="T16">3:奖励类型<text:tab/><text:tab/></text:span>标签类型:文本框 必填</text:p>
      <text:p text:style-name="P30"><text:tab/><text:tab/><text:tab/><text:tab/>字段名称_<text:span text:style-name="T16">4:奖励内容<text:tab/><text:tab/></text:span>标签类型:文本框 必填</text:p>
      <text:p text:style-name="P30"><text:tab/><text:tab/><text:tab/><text:tab/>字段名称_<text:span text:style-name="T16">5:奖励数量<text:tab/><text:tab/></text:span>标签类型:数字框 必填</text:p>
      <text:p text:style-name="P30"><text:tab/><text:tab/><text:tab/><text:tab/>字段名称_<text:span text:style-name="T18">6:奖励发放方式<text:tab/></text:span>标签类型:文本框 必填</text:p>
      <text:p text:style-name="P30"><text:tab/><text:tab/><text:tab/><text:tab/>字段名称_<text:span text:style-name="T18">7:奖励发放人<text:tab/></text:span>标签类型:文本框 必填</text:p>
      <text:p text:style-name="P27"><text:tab/><text:tab/><text:tab/><text:tab/>隐藏字段_<text:span text:style-name="T23">8:id</text:span></text:p>
      <text:p text:style-name="P27"><text:tab/><text:tab/><text:tab/><text:tab/>按钮_<text:span text:style-name="T23">9</text:span>:提交</text:p>
      <text:p text:style-name="P26"><text:bookmark-start text:name="__DdeLink__24_7881338271111211"/><text:tab/><text:tab/><text:tab/>功能名字_<text:span text:style-name="T21">4</text:span>:删除 <text:s/>功能类型:<text:bookmark-end text:name="__DdeLink__24_7881338271111211"/>编辑</text:p>
      <text:p text:style-name="P46"><text:tab/><text:tab/><text:tab/> <text:s text:c="7"/>提示:确定要删除这条数据么！</text:p>
      <text:p text:style-name="P26"><text:tab/><text:tab/><text:tab/><text:tab/>按钮_<text:span text:style-name="T13">3</text:span>:确定</text:p>
      <text:p text:style-name="P26"><text:tab/><text:tab/><text:tab/><text:tab/>按钮_<text:span text:style-name="T13">3</text:span>:取消</text:p>
      <text:p text:style-name="P27"><text:tab/><text:tab/>导航名_<text:span text:style-name="T22">5</text:span>:推荐信息</text:p>
      <text:p text:style-name="P27"><text:bookmark-start text:name="__DdeLink__24_7881338271211"/><text:tab/><text:tab/><text:tab/>功能名字_1:列表 <text:s/>功能类型:网格<text:bookmark-end text:name="__DdeLink__24_7881338271211"/></text:p>
      <text:p text:style-name="P27"><text:tab/><text:tab/><text:tab/><text:tab/>推荐时间_<text:span text:style-name="T36">1:推荐时间</text:span></text:p>
      <text:p text:style-name="P27"><text:tab/><text:tab/><text:tab/><text:tab/>字段名称_<text:span text:style-name="T36">2:推荐类型</text:span></text:p>
      <text:p text:style-name="P28"><text:tab/><text:tab/><text:tab/><text:tab/>字段名称_<text:span text:style-name="T36">3:推荐开通时间</text:span></text:p>
      <text:p text:style-name="P28"><text:tab/><text:tab/><text:tab/><text:tab/>字段名称_<text:span text:style-name="T36">4:推荐结束时间</text:span></text:p>
      <text:p text:style-name="P28"><text:tab/><text:tab/><text:tab/><text:tab/>字段名称_<text:span text:style-name="T36">5:推荐目的</text:span></text:p>
      <text:p text:style-name="P28"><text:tab/><text:tab/><text:tab/><text:tab/>字段名称_<text:span text:style-name="T36">6:推荐考核内容</text:span></text:p>
      <text:p text:style-name="P29"><text:tab/><text:tab/><text:tab/><text:tab/>字段名称_<text:span text:style-name="T36">7:推荐人</text:span></text:p>
      <text:p text:style-name="P29"><text:tab/><text:tab/><text:tab/><text:tab/>字段名称_<text:span text:style-name="T36">8:员工编号</text:span></text:p>
      <text:p text:style-name="P29"><text:tab/><text:tab/><text:tab/><text:tab/>字段名称_<text:span text:style-name="T36">9:推荐内容信息</text:span></text:p>
      <text:p text:style-name="P29"><text:tab/><text:tab/><text:tab/><text:tab/>字段名称_<text:span text:style-name="T36">10:内容明细</text:span></text:p>
      <text:p text:style-name="P29"><text:tab/><text:tab/><text:tab/><text:tab/>字段名称_<text:span text:style-name="T36">11:是否采纳</text:span></text:p>
      <text:p text:style-name="P29"><text:tab/><text:tab/><text:tab/><text:tab/>字段名称_<text:span text:style-name="T8">12:采纳原因</text:span></text:p>
      <text:p text:style-name="P29"><text:tab/><text:tab/><text:tab/><text:tab/>字段名称_<text:span text:style-name="T8">13:是否符合奖励要求</text:span></text:p>
      <text:p text:style-name="P29"><text:bookmark-start text:name="__DdeLink__444_1059294359"/><text:tab/><text:tab/><text:tab/><text:tab/>字段名称_<text:span text:style-name="T8">14:备注</text:span><text:bookmark-end text:name="__DdeLink__444_1059294359"/></text:p>
      <text:p text:style-name="P29"><text:tab/><text:tab/><text:tab/><text:tab/>隐藏字段_<text:span text:style-name="T8">15:id编号</text:span></text:p>
      <text:p text:style-name="P31"><text:bookmark-start text:name="__DdeLink__1013_2024917201"/><text:bookmark-start text:name="__DdeLink__24_788133827111121"/><text:tab/><text:tab/><text:tab/>功能名字_<text:span text:style-name="T24">2</text:span>:添加 <text:s/>功能类型:<text:bookmark-end text:name="__DdeLink__24_788133827111121"/>编辑</text:p>
      <text:p text:style-name="P31"><text:tab/><text:tab/><text:tab/><text:tab/><text:bookmark-start text:name="__DdeLink__1666_2878141701"/>字段名称_<text:span text:style-name="T13">1:推荐要求设定<text:tab/></text:span>标签类型:单选下拉框 必填</text:p>
      <text:p text:style-name="P32"><text:tab/><text:tab/><text:tab/><text:tab/>字段名称_<text:span text:style-name="T37">2:备注<text:tab/><text:tab/></text:span>标签类型:文本框 非必填</text:p>
      <text:p text:style-name="P32"/>
      <text:p text:style-name="P40"><text:tab/><text:tab/><text:tab/><text:tab/><text:span text:style-name="T32">(如下两个字段参考截图及 ISSP – 会议功能 – 会议管理 – 会议安排 – 添加)</text:span></text:p>
      <text:p text:style-name="P40"><text:tab/><text:tab/><text:tab/><text:tab/> <text:s/>提示：每点击增加 新增 “<text:span text:style-name="T37">推荐内容信息</text:span>”“<text:span text:style-name="T37">内容明细</text:span>” ,移除则相应删除对<text:tab/><text:tab/><text:tab/><text:tab/><text:tab/><text:tab/> 应的字段内容，一组“<text:span text:style-name="T37">推荐内容信息</text:span>”“<text:span text:style-name="T37">内容明细</text:span>”为一个对象，前<text:tab/><text:tab/><text:tab/><text:tab/><text:tab/><text:tab/> 端提交时用数组封装</text:p>
      <text:p text:style-name="P50"><draw:frame draw:style-name="fr1" draw:name="Image3" text:anchor-type="paragraph" svg:width="17.59cm" svg:height="1.693cm" draw:z-index="2"><draw:image xlink:href="Pictures/10000201000003D00000005E00BF55E8A7A76B6E.png" xlink:type="simple" xlink:show="embed" xlink:actuate="onLoad"/></draw:frame></text:p>
      <text:p text:style-name="P31"><text:soft-page-break/><text:tab/><text:tab/><text:tab/><text:tab/>字段名称_<text:span text:style-name="T37">3:推荐内容信息<text:tab/></text:span>标签类型:文本框 必填</text:p>
      <text:p text:style-name="P31"><text:tab/><text:tab/><text:tab/><text:tab/>字段名称_<text:span text:style-name="T37">4:内容明细<text:tab/><text:tab/></text:span>标签类型:文本框 必填<text:bookmark-end text:name="__DdeLink__1666_2878141701"/></text:p>
      <text:p text:style-name="P31"><text:tab/><text:tab/><text:tab/><text:tab/>按钮_<text:span text:style-name="T37">5</text:span>:提交<text:bookmark-end text:name="__DdeLink__1013_2024917201"/></text:p>
      <text:p text:style-name="P31"><text:bookmark-start text:name="__DdeLink__24_7881338271111212"/><text:tab/><text:tab/><text:tab/>功能名字_<text:span text:style-name="T25">3</text:span>:编辑 <text:s/>功能类型:<text:bookmark-end text:name="__DdeLink__24_7881338271111212"/>编辑</text:p>
      <text:p text:style-name="P31"><text:tab/><text:tab/><text:tab/><text:tab/><text:bookmark-start text:name="__DdeLink__1666_28781417011"/>字段名称_<text:span text:style-name="T13">1:推荐要求设定<text:tab/></text:span>标签类型:单选下拉框 必填</text:p>
      <text:p text:style-name="P32"><text:tab/><text:tab/><text:tab/><text:tab/>字段名称_<text:span text:style-name="T38">2:备注<text:tab/><text:tab/></text:span>标签类型:文本框 非必填</text:p>
      <text:p text:style-name="P40"/>
      <text:p text:style-name="P40"><text:tab/><text:tab/><text:tab/><text:tab/><text:span text:style-name="T32">(如下两个字段参考截图及 ISSP – 会议功能 – 会议管理 – 会议安排 – 添加)</text:span></text:p>
      <text:p text:style-name="P40"><text:tab/><text:tab/><text:tab/><text:tab/> <text:s/>提示：每点击增加 新增 “<text:span text:style-name="T37">推荐内容信息</text:span>”“<text:span text:style-name="T37">内容明细</text:span>” ,移除则相应删除对<text:tab/><text:tab/><text:tab/><text:tab/><text:tab/><text:tab/> 应的字段内容，一组“<text:span text:style-name="T37">推荐内容信息</text:span>”“<text:span text:style-name="T37">内容明细</text:span>”为一个对象，前<text:tab/><text:tab/><text:tab/><text:tab/><text:tab/><text:tab/> 端提交时用数组封装</text:p>
      <text:p text:style-name="P40"><draw:frame draw:style-name="fr1" draw:name="Image4" text:anchor-type="paragraph" svg:width="17.59cm" svg:height="1.693cm" draw:z-index="3"><draw:image xlink:href="Pictures/10000201000003D00000005E00BF55E8A7A76B6E.png" xlink:type="simple" xlink:show="embed" xlink:actuate="onLoad"/></draw:frame></text:p>
      <text:p text:style-name="P31"><text:tab/><text:tab/><text:tab/><text:tab/>字段名称_<text:span text:style-name="T38">3:推荐内容信息<text:tab/></text:span>标签类型:文本框 必填</text:p>
      <text:p text:style-name="P31"><text:tab/><text:tab/><text:tab/><text:tab/>字段名称_<text:span text:style-name="T38">4:内容明细<text:tab/><text:tab/></text:span>标签类型:文本框 必填<text:bookmark-end text:name="__DdeLink__1666_28781417011"/></text:p>
      <text:p text:style-name="P31"><text:tab/><text:tab/><text:tab/><text:tab/>隐藏字段_<text:span text:style-name="T38">5:id</text:span></text:p>
      <text:p text:style-name="P31"><text:tab/><text:tab/><text:tab/><text:tab/>按钮_<text:span text:style-name="T38">6</text:span>:提交</text:p>
      <text:p text:style-name="P32"><text:bookmark-start text:name="__DdeLink__24_78813382711112121"/><text:bookmark-start text:name="__DdeLink__1691_287814170"/><text:tab/><text:tab/><text:tab/>功能名字_<text:span text:style-name="T26">4</text:span>:采纳审核 <text:s/>功能类型:<text:bookmark-end text:name="__DdeLink__24_78813382711112121"/>编辑</text:p>
      <text:p text:style-name="P32"><text:tab/><text:tab/><text:tab/><text:tab/><text:bookmark-start text:name="__DdeLink__1666_287814170111"/>字段名称_<text:span text:style-name="T13">1:是否采纳<text:tab/><text:tab/></text:span>标签类型:单选下拉框<text:span text:style-name="T27">(是/否)</text:span> 必填</text:p>
      <text:p text:style-name="P32"><text:tab/><text:tab/><text:tab/><text:tab/>字段名称_<text:span text:style-name="T16">2:原因<text:tab/><text:tab/></text:span>标签类型:文本框 必填<text:bookmark-end text:name="__DdeLink__1666_287814170111"/></text:p>
      <text:p text:style-name="P33"><text:tab/><text:tab/><text:tab/><text:tab/>隐藏字段_<text:span text:style-name="T27">3:id</text:span></text:p>
      <text:p text:style-name="P32"><text:tab/><text:tab/><text:tab/><text:tab/>按钮_<text:span text:style-name="T27">4</text:span>:提交<text:bookmark-end text:name="__DdeLink__1691_287814170"/></text:p>
      <text:p text:style-name="P33"><text:bookmark-start text:name="__DdeLink__24_788133827111121211"/><text:tab/><text:tab/><text:tab/>功能名字_<text:span text:style-name="T27">5</text:span>:奖励审核 <text:s/>功能类型:<text:bookmark-end text:name="__DdeLink__24_788133827111121211"/>编辑</text:p>
      <text:p text:style-name="P33"><text:tab/><text:tab/><text:tab/><text:tab/><text:bookmark-start text:name="__DdeLink__1666_2878141701111"/>字段名称_<text:span text:style-name="T13">1:是否符合奖励要求 </text:span>标签类型:单选下拉框<text:span text:style-name="T27">(是/否)</text:span> 必填<text:bookmark-end text:name="__DdeLink__1666_2878141701111"/></text:p>
      <text:p text:style-name="P33"><text:tab/><text:tab/><text:tab/><text:tab/>隐藏字段_<text:span text:style-name="T27">2:id</text:span></text:p>
      <text:p text:style-name="P33"><text:tab/><text:tab/><text:tab/><text:tab/>按钮_<text:span text:style-name="T27">3</text:span>:提交</text:p>
      <text:p text:style-name="P32"><text:bookmark-start text:name="__DdeLink__24_78813382711112111"/><text:tab/><text:tab/><text:tab/>功能名字_<text:span text:style-name="T27">6</text:span>:删除 <text:s/>功能类型:<text:bookmark-end text:name="__DdeLink__24_78813382711112111"/>编辑</text:p>
      <text:p text:style-name="P47"><text:tab/><text:tab/><text:tab/> <text:s text:c="7"/>提示:确定要删除这条数据么！</text:p>
      <text:p text:style-name="P32"><text:tab/><text:tab/><text:tab/><text:tab/>按钮_<text:span text:style-name="T13">3</text:span>:确定</text:p>
      <text:p text:style-name="P32"><text:tab/><text:tab/><text:tab/><text:tab/>按钮_<text:span text:style-name="T13">3</text:span>:取消</text:p>
      <text:p text:style-name="P34"><text:tab/><text:tab/>导航名_<text:span text:style-name="T29">6</text:span>:奖励信息记录</text:p>
      <text:p text:style-name="P34"><text:bookmark-start text:name="__DdeLink__24_78813382712113"/><text:tab/><text:tab/><text:tab/>功能名字_1:列表 <text:s/>功能类型:网格<text:bookmark-end text:name="__DdeLink__24_78813382712113"/></text:p>
      <text:p text:style-name="P34"><text:tab/><text:tab/><text:tab/><text:tab/>字段名称_<text:span text:style-name="T8">1:推荐类型</text:span></text:p>
      <text:p text:style-name="P34"><text:tab/><text:tab/><text:tab/><text:tab/>字段名称_<text:span text:style-name="T28">2:奖励类型</text:span></text:p>
      <text:p text:style-name="P34"><text:tab/><text:tab/><text:tab/><text:tab/>字段名称_<text:span text:style-name="T28">3:推荐开通时间</text:span></text:p>
      <text:p text:style-name="P34"><text:tab/><text:tab/><text:tab/><text:tab/>字段名称_<text:span text:style-name="T28">4:推荐结束时间</text:span></text:p>
      <text:p text:style-name="P34"><text:tab/><text:tab/><text:tab/><text:tab/>字段名称_<text:span text:style-name="T28">5:奖励时间</text:span></text:p>
      <text:p text:style-name="P34"><text:tab/><text:tab/><text:tab/><text:tab/>字段名称_<text:span text:style-name="T28">6:姓名</text:span></text:p>
      <text:p text:style-name="P34"><text:tab/><text:tab/><text:tab/><text:tab/>字段名称_<text:span text:style-name="T28">7:员工编号</text:span></text:p>
      <text:p text:style-name="P34"><text:bookmark-start text:name="__DdeLink__1003_2024917201"/><text:tab/><text:tab/><text:tab/><text:tab/>字段名称_<text:span text:style-name="T28">8:奖励内容</text:span><text:bookmark-end text:name="__DdeLink__1003_2024917201"/></text:p>
      <text:p text:style-name="P35"><text:tab/><text:tab/><text:tab/><text:tab/>字段名称_<text:span text:style-name="T28">9:奖励数量</text:span></text:p>
      <text:p text:style-name="P35"><text:soft-page-break/><text:tab/><text:tab/><text:tab/><text:tab/>字段名称_<text:span text:style-name="T8">10:奖励发放方式</text:span></text:p>
      <text:p text:style-name="P35"><text:bookmark-start text:name="__DdeLink__1005_2024917201"/><text:tab/><text:tab/><text:tab/><text:tab/>字段名称_<text:span text:style-name="T8">11:是否获得奖励</text:span><text:bookmark-end text:name="__DdeLink__1005_2024917201"/></text:p>
      <text:p text:style-name="P35"><text:tab/><text:tab/><text:tab/><text:tab/>隐藏字段_<text:span text:style-name="T8">12:id编号</text:span></text:p>
      <text:p text:style-name="P35"><text:bookmark-start text:name="__DdeLink__24_7881338271111214"/><text:tab/><text:tab/><text:tab/>功能名字_<text:span text:style-name="T29">2</text:span>:编辑 功能类型:<text:bookmark-end text:name="__DdeLink__24_7881338271111214"/>编辑</text:p>
      <text:p text:style-name="P35"><text:tab/><text:tab/><text:tab/><text:tab/><text:bookmark-start text:name="__DdeLink__1666_28781417013"/>字段名称_<text:span text:style-name="T13">1:奖励时间<text:tab/><text:tab/></text:span>标签类型:日期框 必填</text:p>
      <text:p text:style-name="P36"><text:tab/><text:tab/><text:tab/><text:tab/><text:bookmark-end text:name="__DdeLink__1666_28781417013"/>字段名称_<text:span text:style-name="T30">2:是否获得奖励<text:tab/></text:span>标签类型:单选下拉框<text:span text:style-name="T28">(是/否)</text:span> 必填<text:bookmark-start text:name="__DdeLink__1666_2878141701311"/></text:p>
      <text:p text:style-name="P35"><text:tab/><text:tab/><text:tab/><text:tab/>隐藏字段_<text:span text:style-name="T28">3:</text:span><text:bookmark-end text:name="__DdeLink__1666_2878141701311"/><text:span text:style-name="T28">id</text:span></text:p>
      <text:p text:style-name="P35"><text:tab/><text:tab/><text:tab/><text:tab/>按钮_<text:span text:style-name="T28">4</text:span>:提交<text:bookmark text:name="__DdeLink__24_788133827111121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4-12T13:52:12.069933755</dc:date>
    <meta:editing-duration>PT19H42S</meta:editing-duration>
    <meta:editing-cycles>386</meta:editing-cycles>
    <meta:generator>LibreOffice/5.1.6.2.0$Linux_X86_64 LibreOffice_project/10$Build-2</meta:generator>
    <meta:document-statistic meta:table-count="0" meta:image-count="4" meta:object-count="0" meta:page-count="7" meta:paragraph-count="234" meta:word-count="3431" meta:character-count="5283" meta:non-whitespace-character-count="3963"/>
  </office:meta>
</office:document-meta>
</file>